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b2f60" officeooo:paragraph-rsid="001b2f60"/>
    </style:style>
    <style:style style:name="P2" style:family="paragraph" style:parent-style-name="Text_20_body" style:list-style-name="L1">
      <style:text-properties officeooo:rsid="001bea9f" officeooo:paragraph-rsid="001bea9f"/>
    </style:style>
    <style:style style:name="P3" style:family="paragraph" style:parent-style-name="Title">
      <style:text-properties officeooo:rsid="001b2f60" officeooo:paragraph-rsid="001b2f6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87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les</text:p>
      <text:h text:style-name="Heading_20_1" text:outline-level="1">Basics</text:h>
      <text:list xml:id="list9040521823750198952" text:style-name="L1">
        <text:list-item>
          <text:p text:style-name="P2"><text:span text:style-name="T2">Template</text:span>: a template is the layout part of a page. <text:span text:style-name="T3">Template and layout are both the same. Templates are jsp or html page with &lt;html&gt;, &lt;head&gt; and &lt;body&gt; tags and a layout.</text:span></text:p>
        </text:list-item>
        <text:list-item>
          <text:p text:style-name="P1"><text:span text:style-name="T2">Attribute</text:span>: an attribute is a gap in a template that needs to be filled in your application. An attribute can be of three types:</text:p>
          <text:list>
            <text:list-item>
              <text:p text:style-name="P1"><text:span text:style-name="T1">string</text:span>: it is a string to be directly rendered as it is.</text:p>
            </text:list-item>
            <text:list-item>
              <text:p text:style-name="P1"><text:span text:style-name="T1">template</text:span>: it is template, with or without attributes. If it has attributes, you have to fill them too to render a page.</text:p>
            </text:list-item>
            <text:list-item>
              <text:p text:style-name="P1"><text:span text:style-name="T1">definition</text:span>: it is a reusable composed page, with all (or some) attributes filled.</text:p>
            </text:list-item>
          </text:list>
        </text:list-item>
        <text:list-item>
          <text:p text:style-name="P1"><text:span text:style-name="T2">Definition</text:span>: a definition is a composition to be rendered to the end user; essentially a definition is composed of a <text:span text:style-name="T1">template</text:span> and completely or partially <text:span text:style-name="T1">filled attributes</text:span>.</text:p>
          <text:list>
            <text:list-item>
              <text:p text:style-name="P1">If <text:span text:style-name="T1">all</text:span> of its attributes are filled, it can be rendered to the end user;</text:p>
            </text:list-item>
            <text:list-item>
              <text:p text:style-name="P1">if <text:span text:style-name="T1">not all</text:span> of its attributes are filled, it is called an abstract definition, and it can be used as a base definition for extended definitions, or their missing attributes can be filled at runtime.</text:p>
            </text:list-item>
          </text:list>
        </text:list-item>
        <text:list-item>
          <text:p text:style-name="P1">View Prepar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09:03:24.240000000</meta:creation-date>
    <dc:date>2015-02-27T10:06:30.744000000</dc:date>
    <meta:editing-duration>PT17M34S</meta:editing-duration>
    <meta:editing-cycles>1</meta:editing-cycles>
    <meta:document-statistic meta:table-count="0" meta:image-count="0" meta:object-count="0" meta:page-count="1" meta:paragraph-count="11" meta:word-count="193" meta:character-count="1026" meta:non-whitespace-character-count="853"/>
    <meta:generator>LibreOffice/4.3.4.1$Windows_x86 LibreOffice_project/bc356b2f991740509f321d70e4512a6a54c5f243</meta:generator>
  </office:meta>
</office:document-meta>
</file>